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FreeSans" svg:font-family="FreeSans" style:font-family-generic="swiss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Noto Sans Mono CJK JP Regular" svg:font-family="Noto Sans Mono CJK JP Regular" style:font-family-generic="modern" style:font-pitch="fixed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8" style:parent-style-name="Textbody" style:family="paragraph"/>
    <style:style style:name="P9" style:parent-style-name="Textbody" style:family="paragraph">
      <style:paragraph-properties fo:margin-left="0.4902in" fo:text-indent="0.4902in">
        <style:tab-stops/>
      </style:paragraph-properties>
      <style:text-properties fo:color="#4472C4"/>
    </style:style>
    <style:style style:name="P10" style:parent-style-name="Textbody" style:family="paragraph"/>
    <style:style style:name="T11" style:parent-style-name="Policepardéfaut" style:family="text">
      <style:text-properties fo:color="#4472C4"/>
    </style:style>
    <style:style style:name="P12" style:parent-style-name="Textbody" style:family="paragraph"/>
    <style:style style:name="P13" style:parent-style-name="Textbody" style:family="paragraph">
      <style:paragraph-properties fo:margin-left="0.9805in">
        <style:tab-stops/>
      </style:paragraph-properties>
      <style:text-properties fo:color="#4472C4"/>
    </style:style>
    <style:style style:name="P14" style:parent-style-name="Textbody" style:family="paragraph"/>
    <style:style style:name="P15" style:parent-style-name="Textbody" style:family="paragraph">
      <style:paragraph-properties fo:margin-left="0.9805in">
        <style:tab-stops/>
      </style:paragraph-properties>
      <style:text-properties fo:color="#4472C4"/>
    </style:style>
    <style:style style:name="P16" style:parent-style-name="Textbody" style:family="paragraph">
      <style:text-properties style:font-name="Arial" style:font-name-asian="Arial" style:font-name-complex="Arial"/>
    </style:style>
    <style:style style:name="P17" style:parent-style-name="Textbody" style:family="paragraph"/>
    <style:style style:name="T18" style:parent-style-name="Policepardéfaut" style:family="text">
      <style:text-properties fo:font-weight="bold" style:font-weight-asian="bold" style:font-weight-complex="bold" fo:background-color="#FFF200"/>
    </style:style>
    <style:style style:name="TableColumn20" style:family="table-column">
      <style:table-column-properties style:column-width="0.9451in" style:use-optimal-column-width="false"/>
    </style:style>
    <style:style style:name="TableColumn21" style:family="table-column">
      <style:table-column-properties style:column-width="0.6395in" style:use-optimal-column-width="false"/>
    </style:style>
    <style:style style:name="TableColumn22" style:family="table-column">
      <style:table-column-properties style:column-width="0.4701in" style:use-optimal-column-width="false"/>
    </style:style>
    <style:style style:name="TableColumn23" style:family="table-column">
      <style:table-column-properties style:column-width="0.5416in" style:use-optimal-column-width="false"/>
    </style:style>
    <style:style style:name="TableColumn24" style:family="table-column">
      <style:table-column-properties style:column-width="3.2305in" style:use-optimal-column-width="false"/>
    </style:style>
    <style:style style:name="Table19" style:family="table">
      <style:table-properties style:width="5.827in" fo:margin-left="0in" table:align="center"/>
    </style:style>
    <style:style style:name="TableRow25" style:family="table-row">
      <style:table-row-properties style:min-row-height="0.4in" style:use-optimal-row-height="false"/>
    </style:style>
    <style:style style:name="TableCell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" style:parent-style-name="Standard" style:family="paragraph">
      <style:paragraph-properties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Row36" style:family="table-row">
      <style:table-row-properties style:min-row-height="0.4in" style:use-optimal-row-height="false"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Row47" style:family="table-row">
      <style:table-row-properties style:min-row-height="0.4in" style:use-optimal-row-height="false"/>
    </style:style>
    <style:style style:name="TableCell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Row58" style:family="table-row">
      <style:table-row-properties style:min-row-height="0.4in" style:use-optimal-row-height="false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Row69" style:family="table-row">
      <style:table-row-properties style:min-row-height="0.4in" style:use-optimal-row-height="false"/>
    </style:style>
    <style:style style:name="TableCell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P80" style:parent-style-name="Textbody" style:family="paragraph"/>
    <style:style style:name="T81" style:parent-style-name="Policepardéfaut" style:family="text">
      <style:text-properties fo:font-weight="bold" style:font-weight-asian="bold" style:font-weight-complex="bold" fo:background-color="#FFF200"/>
    </style:style>
    <style:style style:name="P82" style:parent-style-name="Standard" style:family="paragraph">
      <style:paragraph-properties fo:line-height="0.0645in"/>
    </style:style>
    <style:style style:name="TableColumn84" style:family="table-column">
      <style:table-column-properties style:column-width="0.8631in" style:use-optimal-column-width="false"/>
    </style:style>
    <style:style style:name="TableColumn85" style:family="table-column">
      <style:table-column-properties style:column-width="0.9076in" style:use-optimal-column-width="false"/>
    </style:style>
    <style:style style:name="TableColumn86" style:family="table-column">
      <style:table-column-properties style:column-width="0.8708in" style:use-optimal-column-width="false"/>
    </style:style>
    <style:style style:name="TableColumn87" style:family="table-column">
      <style:table-column-properties style:column-width="4.0548in" style:use-optimal-column-width="false"/>
    </style:style>
    <style:style style:name="Table83" style:family="table">
      <style:table-properties style:width="6.6965in" fo:margin-left="0in" table:align="left"/>
    </style:style>
    <style:style style:name="TableRow88" style:family="table-row">
      <style:table-row-properties style:min-row-height="0.3937in" style:use-optimal-row-height="false"/>
    </style:style>
    <style:style style:name="TableCell8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0" style:parent-style-name="Textbody" style:family="paragraph">
      <style:paragraph-properties fo:text-align="center"/>
    </style:style>
    <style:style style:name="TableCell9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2" style:parent-style-name="Textbody" style:family="paragraph">
      <style:paragraph-properties fo:text-align="center"/>
    </style:style>
    <style:style style:name="TableCell9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4" style:parent-style-name="Textbody" style:family="paragraph">
      <style:paragraph-properties fo:text-align="center"/>
    </style:style>
    <style:style style:name="TableCell9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Row96" style:family="table-row">
      <style:table-row-properties style:min-row-height="0.3937in" style:use-optimal-row-height="false"/>
    </style:style>
    <style:style style:name="TableCell9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8" style:parent-style-name="Textbody" style:family="paragraph">
      <style:paragraph-properties fo:text-align="center"/>
    </style:style>
    <style:style style:name="TableCell9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0" style:parent-style-name="Textbody" style:family="paragraph">
      <style:paragraph-properties fo:text-align="center"/>
    </style:style>
    <style:style style:name="TableCell10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2" style:parent-style-name="Textbody" style:family="paragraph">
      <style:paragraph-properties fo:text-align="center"/>
    </style:style>
    <style:style style:name="TableCell10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4" style:parent-style-name="Textbody" style:family="paragraph">
      <style:paragraph-properties fo:break-before="page"/>
    </style:style>
    <style:style style:name="T10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6" style:parent-style-name="Standard" style:family="paragraph">
      <style:paragraph-properties fo:line-height="0.0875in"/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olumn108" style:family="table-column">
      <style:table-column-properties style:column-width="0.7888in" style:use-optimal-column-width="false"/>
    </style:style>
    <style:style style:name="TableColumn109" style:family="table-column">
      <style:table-column-properties style:column-width="1.393in" style:use-optimal-column-width="false"/>
    </style:style>
    <style:style style:name="TableColumn110" style:family="table-column">
      <style:table-column-properties style:column-width="1.393in" style:use-optimal-column-width="false"/>
    </style:style>
    <style:style style:name="TableColumn111" style:family="table-column">
      <style:table-column-properties style:column-width="1.393in" style:use-optimal-column-width="false"/>
    </style:style>
    <style:style style:name="TableColumn112" style:family="table-column">
      <style:table-column-properties style:column-width="1.393in" style:use-optimal-column-width="false"/>
    </style:style>
    <style:style style:name="Table107" style:family="table">
      <style:table-properties style:width="6.3611in" fo:margin-left="0.3263in" table:align="left"/>
    </style:style>
    <style:style style:name="TableRow113" style:family="table-row">
      <style:table-row-properties style:min-row-height="0.5506in" style:use-optimal-row-height="false"/>
    </style:style>
    <style:style style:name="TableCell11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8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min-row-height="0.2208in"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2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2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30" style:family="table-row">
      <style:table-row-properties style:min-row-height="0.2138in"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2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3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3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3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41" style:family="table-row">
      <style:table-row-properties style:min-row-height="0.2138in"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3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4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4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50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52" style:family="table-row">
      <style:table-row-properties style:min-row-height="0.2138in" style:use-optimal-row-height="false"/>
    </style:style>
    <style:style style:name="TableCell15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5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5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5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63" style:family="table-row">
      <style:table-row-properties style:min-row-height="0.2138in"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5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6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7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7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72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74" style:family="table-row">
      <style:table-row-properties style:min-row-height="0.2138in"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7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7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8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83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8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85" style:family="table-row">
      <style:table-row-properties style:min-row-height="0.2138in" style:use-optimal-row-height="false"/>
    </style:style>
    <style:style style:name="TableCell18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9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9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9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94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9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96" style:family="table-row">
      <style:table-row-properties style:min-row-height="0.2138in"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98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0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0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0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207" style:family="table-row">
      <style:table-row-properties style:min-row-height="0.2138in" style:use-optimal-row-height="false"/>
    </style:style>
    <style:style style:name="TableCell20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21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1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1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1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1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1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1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218" style:family="table-row">
      <style:table-row-properties style:min-row-height="0.2138in"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0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22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2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2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27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229" style:family="table-row">
      <style:table-row-properties style:min-row-height="0.2138in" style:use-optimal-row-height="false"/>
    </style:style>
    <style:style style:name="TableCell23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23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3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3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P240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41" style:parent-style-name="Policepardéfaut" style:family="text">
      <style:text-properties fo:font-weight="bold" style:font-weight-asian="bold" style:font-weight-complex="bold"/>
    </style:style>
    <style:style style:name="T242" style:parent-style-name="Policepardéfaut" style:family="text">
      <style:text-properties fo:font-weight="bold" style:font-weight-asian="bold" style:font-weight-complex="bold"/>
    </style:style>
    <style:style style:name="T243" style:parent-style-name="Policepardéfaut" style:family="text">
      <style:text-properties fo:font-weight="bold" style:font-weight-asian="bold" style:font-weight-complex="bold"/>
    </style:style>
    <style:style style:name="P244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45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46" style:parent-style-name="Policepardéfaut" style:family="text">
      <style:text-properties fo:font-weight="bold" style:font-weight-asian="bold" style:font-weight-complex="bold"/>
    </style:style>
    <style:style style:name="T247" style:parent-style-name="Policepardéfaut" style:family="text">
      <style:text-properties fo:font-weight="bold" style:font-weight-asian="bold" style:font-weight-complex="bold"/>
    </style:style>
    <style:style style:name="T248" style:parent-style-name="Policepardéfaut" style:family="text">
      <style:text-properties fo:font-weight="bold" style:font-weight-asian="bold" style:font-weight-complex="bold"/>
    </style:style>
    <style:style style:name="P249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50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51" style:parent-style-name="Policepardéfaut" style:family="text">
      <style:text-properties fo:font-weight="bold" style:font-weight-asian="bold" style:font-weight-complex="bold"/>
    </style:style>
    <style:style style:name="T252" style:parent-style-name="Policepardéfaut" style:family="text">
      <style:text-properties fo:font-weight="bold" style:font-weight-asian="bold" style:font-weight-complex="bold"/>
    </style:style>
    <style:style style:name="T253" style:parent-style-name="Policepardéfaut" style:family="text">
      <style:text-properties fo:font-weight="bold" style:font-weight-asian="bold" style:font-weight-complex="bold"/>
    </style:style>
    <style:style style:name="P254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55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56" style:parent-style-name="Policepardéfaut" style:family="text">
      <style:text-properties fo:font-weight="bold" style:font-weight-asian="bold" style:font-weight-complex="bold"/>
    </style:style>
    <style:style style:name="T257" style:parent-style-name="Policepardéfaut" style:family="text">
      <style:text-properties fo:font-weight="bold" style:font-weight-asian="bold" style:font-weight-complex="bold"/>
    </style:style>
    <style:style style:name="T258" style:parent-style-name="Policepardéfaut" style:family="text">
      <style:text-properties fo:font-weight="bold" style:font-weight-asian="bold" style:font-weight-complex="bold"/>
    </style:style>
    <style:style style:name="P259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60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61" style:parent-style-name="Policepardéfaut" style:family="text">
      <style:text-properties fo:font-weight="bold" style:font-weight-asian="bold" style:font-weight-complex="bold"/>
    </style:style>
    <style:style style:name="T262" style:parent-style-name="Policepardéfaut" style:family="text">
      <style:text-properties fo:font-weight="bold" style:font-weight-asian="bold" style:font-weight-complex="bold"/>
    </style:style>
    <style:style style:name="T263" style:parent-style-name="Policepardéfaut" style:family="text">
      <style:text-properties fo:font-size="10.5pt" style:font-size-asian="10.5pt"/>
    </style:style>
    <style:style style:name="P264" style:parent-style-name="Textbody" style:family="paragraph"/>
    <style:style style:name="P265" style:parent-style-name="Textbody" style:family="paragraph"/>
    <style:style style:name="P266" style:parent-style-name="Textbody" style:family="paragraph"/>
    <style:style style:name="P267" style:parent-style-name="Textbody" style:family="paragraph"/>
    <style:style style:name="P268" style:parent-style-name="Standard" style:family="paragraph">
      <style:paragraph-properties fo:line-height="0.0138in"/>
    </style:style>
    <style:style style:name="T269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270" style:parent-style-name="Standard" style:family="paragraph">
      <style:paragraph-properties fo:line-height="0.077in"/>
      <style:text-properties style:font-name="Times New Roman" style:font-name-asian="Times New Roman" style:font-name-complex="Times New Roman" fo:font-size="12pt" style:font-size-asian="12pt"/>
    </style:style>
    <style:style style:name="TableColumn272" style:family="table-column">
      <style:table-column-properties style:column-width="0.9888in" style:use-optimal-column-width="false"/>
    </style:style>
    <style:style style:name="TableColumn273" style:family="table-column">
      <style:table-column-properties style:column-width="1.4229in" style:use-optimal-column-width="false"/>
    </style:style>
    <style:style style:name="TableColumn274" style:family="table-column">
      <style:table-column-properties style:column-width="1.4222in" style:use-optimal-column-width="false"/>
    </style:style>
    <style:style style:name="TableColumn275" style:family="table-column">
      <style:table-column-properties style:column-width="1.0131in" style:use-optimal-column-width="false"/>
    </style:style>
    <style:style style:name="TableColumn276" style:family="table-column">
      <style:table-column-properties style:column-width="1.8319in" style:use-optimal-column-width="false"/>
    </style:style>
    <style:style style:name="Table271" style:family="table">
      <style:table-properties style:width="6.6791in" style:rel-width="100%" fo:margin-left="0in" table:align="left"/>
    </style:style>
    <style:style style:name="TableRow277" style:family="table-row">
      <style:table-row-properties style:min-row-height="0.2375in" style:use-optimal-row-height="false"/>
    </style:style>
    <style:style style:name="TableCell27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0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2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P286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288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P289" style:parent-style-name="Standard" style:family="paragraph">
      <style:paragraph-properties fo:text-align="center" style:line-height-at-least="0in"/>
      <style:text-properties fo:font-weight="bold" style:font-weight-asian="bold" style:text-scale="99%"/>
    </style:style>
    <style:style style:name="TableRow290" style:family="table-row">
      <style:table-row-properties style:min-row-height="0.2208in" style:use-optimal-row-height="false"/>
    </style:style>
    <style:style style:name="TableCell29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Standard" style:family="paragraph">
      <style:paragraph-properties fo:text-align="center" style:line-height-at-least="0in"/>
    </style:style>
    <style:style style:name="TableCell29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94" style:parent-style-name="Standard" style:family="paragraph">
      <style:paragraph-properties fo:text-align="center" style:line-height-at-least="0in"/>
    </style:style>
    <style:style style:name="TableCell29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9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29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299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0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01" style:family="table-row">
      <style:table-row-properties style:min-row-height="0.2104in" style:use-optimal-row-height="false"/>
    </style:style>
    <style:style style:name="TableCell30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fo:text-align="center" style:line-height-at-least="0in"/>
    </style:style>
    <style:style style:name="TableCell30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0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0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0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0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10" style:family="table-row">
      <style:table-row-properties style:min-row-height="0.2104in" style:use-optimal-row-height="false"/>
    </style:style>
    <style:style style:name="TableCell31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fo:text-align="center" style:line-height-at-least="0in"/>
    </style:style>
    <style:style style:name="TableCell31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1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17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1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19" style:family="table-row">
      <style:table-row-properties style:min-row-height="0.2104in" style:use-optimal-row-height="false"/>
    </style:style>
    <style:style style:name="TableCell320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Standard" style:family="paragraph">
      <style:paragraph-properties fo:text-align="center" style:line-height-at-least="0in"/>
    </style:style>
    <style:style style:name="TableCell32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23" style:parent-style-name="Standard" style:family="paragraph">
      <style:paragraph-properties fo:text-align="center" style:line-height-at-least="0in"/>
    </style:style>
    <style:style style:name="TableCell32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2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2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2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2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30" style:family="table-row">
      <style:table-row-properties style:min-row-height="0.2104in" style:use-optimal-row-height="false"/>
    </style:style>
    <style:style style:name="TableCell33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text-align="center" style:line-height-at-least="0in"/>
    </style:style>
    <style:style style:name="TableCell33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3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3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39" style:family="table-row">
      <style:table-row-properties style:min-row-height="0.2104in" style:use-optimal-row-height="false"/>
    </style:style>
    <style:style style:name="TableCell34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center" style:line-height-at-least="0in"/>
    </style:style>
    <style:style style:name="TableCell34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4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4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48" style:family="table-row">
      <style:table-row-properties style:min-row-height="0.2104in" style:use-optimal-row-height="false"/>
    </style:style>
    <style:style style:name="TableCell349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50" style:parent-style-name="Standard" style:family="paragraph">
      <style:paragraph-properties fo:text-align="center" style:line-height-at-least="0in"/>
    </style:style>
    <style:style style:name="TableCell35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52" style:parent-style-name="Standard" style:family="paragraph">
      <style:paragraph-properties fo:text-align="center" style:line-height-at-least="0in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5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5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5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57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5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59" style:family="table-row">
      <style:table-row-properties style:min-row-height="0.2104in" style:use-optimal-row-height="false"/>
    </style:style>
    <style:style style:name="TableCell360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Standard" style:family="paragraph">
      <style:paragraph-properties fo:text-align="center" style:line-height-at-least="0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fo:text-align="center" style:line-height-at-least="0in"/>
    </style:style>
    <style:style style:name="TableCell36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6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6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6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6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70" style:family="table-row">
      <style:table-row-properties style:min-row-height="0.2104in" style:use-optimal-row-height="false"/>
    </style:style>
    <style:style style:name="TableCell37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Standard" style:family="paragraph">
      <style:paragraph-properties fo:text-align="center" style:line-height-at-least="0in"/>
    </style:style>
    <style:style style:name="TableCell37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text-align="center" style:line-height-at-least="0in"/>
    </style:style>
    <style:style style:name="TableCell37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7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7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8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81" style:family="table-row">
      <style:table-row-properties style:min-row-height="0.2104in" style:use-optimal-row-height="false"/>
    </style:style>
    <style:style style:name="TableCell382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83" style:parent-style-name="Standard" style:family="paragraph">
      <style:paragraph-properties fo:text-align="center" style:line-height-at-least="0in"/>
    </style:style>
    <style:style style:name="TableCell38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85" style:parent-style-name="Standard" style:family="paragraph">
      <style:paragraph-properties fo:text-align="center" style:line-height-at-least="0in"/>
    </style:style>
    <style:style style:name="TableCell38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8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8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90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9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92" style:family="table-row">
      <style:table-row-properties style:min-row-height="0.2069in" style:use-optimal-row-height="false"/>
    </style:style>
    <style:style style:name="TableCell393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94" style:parent-style-name="Standard" style:family="paragraph">
      <style:paragraph-properties fo:text-align="center" style:line-height-at-least="0in"/>
    </style:style>
    <style:style style:name="TableCell39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paragraph-properties fo:text-align="center" style:line-height-at-least="0in"/>
    </style:style>
    <style:style style:name="TableCell39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9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9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0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01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0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403" style:family="table-row">
      <style:table-row-properties style:min-row-height="0.2104in" style:use-optimal-row-height="false"/>
    </style:style>
    <style:style style:name="TableCell40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05" style:parent-style-name="Standard" style:family="paragraph">
      <style:paragraph-properties fo:text-align="center" style:line-height-at-least="0in"/>
    </style:style>
    <style:style style:name="TableCell40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07" style:parent-style-name="Standard" style:family="paragraph">
      <style:paragraph-properties fo:text-align="center" style:line-height-at-least="0in"/>
    </style:style>
    <style:style style:name="TableCell40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0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1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1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12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1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414" style:family="table-row">
      <style:table-row-properties style:min-row-height="0.2104in" style:use-optimal-row-height="false"/>
    </style:style>
    <style:style style:name="TableCell415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16" style:parent-style-name="Standard" style:family="paragraph">
      <style:paragraph-properties fo:text-align="center" style:line-height-at-least="0in"/>
    </style:style>
    <style:style style:name="TableCell41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18" style:parent-style-name="Standard" style:family="paragraph">
      <style:paragraph-properties fo:text-align="center" style:line-height-at-least="0in"/>
    </style:style>
    <style:style style:name="TableCell41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2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2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2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23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2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425" style:family="table-row">
      <style:table-row-properties style:min-row-height="0.2104in" style:use-optimal-row-height="false"/>
    </style:style>
    <style:style style:name="TableCell4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27" style:parent-style-name="Standard" style:family="paragraph">
      <style:paragraph-properties fo:text-align="center" style:line-height-at-least="0in"/>
    </style:style>
    <style:style style:name="TableCell42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paragraph-properties fo:text-align="center" style:line-height-at-least="0in"/>
    </style:style>
    <style:style style:name="TableCell43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3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3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3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34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3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P436" style:parent-style-name="Standard" style:family="paragraph">
      <style:paragraph-properties fo:line-height="0.1472in"/>
      <style:text-properties fo:font-weight="bold" style:font-weight-asian="bold" style:font-weight-complex="bold" fo:font-size="12pt" style:font-size-asian="12pt"/>
    </style:style>
    <style:style style:name="P437" style:parent-style-name="Titre1" style:family="paragraph">
      <style:paragraph-properties fo:break-before="page" fo:line-height="0.1472in"/>
      <style:text-properties style:font-name-asian="Arial" style:font-name-complex="Arial" fo:font-size="12pt" style:font-size-asian="12pt" style:font-size-complex="12pt"/>
    </style:style>
    <style:style style:name="P438" style:parent-style-name="Textbody" style:family="paragraph">
      <style:paragraph-properties fo:line-height="0.1472in"/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439" style:parent-style-name="Titre2" style:family="paragraph"/>
    <style:style style:family="graphic" style:name="a0">
      <style:graphic-properties fo:wrap-option="wrap" fo:padding-top="0.09016in" fo:padding-bottom="0.09016in" fo:padding-left="0.17362in" fo:padding-right="0.17362in" draw:textarea-vertical-align="top" draw:textarea-horizontal-align="left" style:wrap="run-through" style:run-through="background" draw:fill="solid" draw:fill-color="#000000" draw:opacity="100%" draw:stroke="solid" svg:stroke-width="0.01024in" svg:stroke-color="#ffffff" svg:stroke-opacity="100%" draw:stroke-linejoin="miter" svg:stroke-linecap="squar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D<text:s/>n°<text:s/>5<text:s/>: Sous-réseaux<text:line-break/>Compte-Rendu</text:p>
      <text:p text:style-name="Sous-titre">COUDROT<text:s/><text:tab/>Axel</text:p>
      <text:h text:style-name="Titre1" text:outline-level="1">Partie I : Segmentation en sous-réseaux</text:h>
      <text:h text:style-name="Titre2" text:outline-level="2">Divisez<text:s/>le<text:s/>réseau<text:s/>192.168.100.0/24 en un nombre approprié de sous-réseaux.</text:h>
      <text:list text:style-name="LFO7" text:continue-numbering="true">
        <text:list-item>
          <text:p text:style-name="P8">D'après la topologie, combien de sous-réseaux sont nécessaires ?</text:p>
        </text:list-item>
      </text:list>
      <text:p text:style-name="P9">Le mieux pour avoir 25 hôtes est de prendre 8 sous-réseaux</text:p>
      <text:list text:style-name="LFO7" text:continue-numbering="true">
        <text:list-item>
          <text:p text:style-name="P10">Combien de bits doivent être empruntés pour permettre la prise en charge de ce nombre de sous-réseaux ?</text:p>
        </text:list-item>
      </text:list>
      <text:p text:style-name="Textbody"><text:tab/><text:tab/><text:span text:style-name="T11">3 bits</text:span></text:p>
      <text:list text:style-name="LFO7" text:continue-numbering="true">
        <text:list-item>
          <text:p text:style-name="P12">Combien de sous-réseaux obtenez-vous ?</text:p>
        </text:list-item>
      </text:list>
      <text:p text:style-name="P13">8</text:p>
      <text:list text:style-name="LFO7" text:continue-numbering="true">
        <text:list-item>
          <text:p text:style-name="P14">Combien d'hôtes utilisables cette opération crée-t-elle par sous-réseau ?</text:p>
        </text:list-item>
      </text:list>
      <text:p text:style-name="P15">29 maximum</text:p>
      <text:p text:style-name="P16"/>
      <text:list text:style-name="LFO7" text:continue-numbering="true">
        <text:list-item>
          <text:p text:style-name="P17">Calculez la valeur<text:s/><text:span text:style-name="T18">binaire</text:span><text:s/>des cinq premiers sous-réseaux :</text:p>
        </text:list-item>
      </text:list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Réseau 0 :</text:p>
          </table:table-cell>
          <table:table-cell table:style-name="TableCell28">
            <text:p text:style-name="P29">192 .</text:p>
          </table:table-cell>
          <table:table-cell table:style-name="TableCell30">
            <text:p text:style-name="P31">168.</text:p>
          </table:table-cell>
          <table:table-cell table:style-name="TableCell32">
            <text:p text:style-name="P33">100.</text:p>
          </table:table-cell>
          <table:table-cell table:style-name="TableCell34">
            <text:p text:style-name="P35"><text:s/>0 <text:s text:c="2"/>0 <text:s text:c="2"/>0 <text:s text:c="2"/>0 <text:s text:c="2"/>0 <text:s text:c="2"/>0 <text:s text:c="2"/>0 <text:s text:c="2"/>0</text:p>
          </table:table-cell>
        </table:table-row>
        <table:table-row table:style-name="TableRow36">
          <table:table-cell table:style-name="TableCell37">
            <text:p text:style-name="P38">Réseau 1:</text:p>
          </table:table-cell>
          <table:table-cell table:style-name="TableCell39">
            <text:p text:style-name="P40">192 .</text:p>
          </table:table-cell>
          <table:table-cell table:style-name="TableCell41">
            <text:p text:style-name="P42">168.</text:p>
          </table:table-cell>
          <table:table-cell table:style-name="TableCell43">
            <text:p text:style-name="P44">100.</text:p>
          </table:table-cell>
          <table:table-cell table:style-name="TableCell45">
            <text:p text:style-name="P46"><text:s/>0 <text:s text:c="2"/>0 <text:s text:c="2"/>1 <text:s text:c="2"/>0 <text:s text:c="2"/>0 <text:s text:c="2"/>0 <text:s text:c="2"/>0 <text:s text:c="2"/>0</text:p>
          </table:table-cell>
        </table:table-row>
        <table:table-row table:style-name="TableRow47">
          <table:table-cell table:style-name="TableCell48">
            <text:p text:style-name="P49">Réseau 2:</text:p>
          </table:table-cell>
          <table:table-cell table:style-name="TableCell50">
            <text:p text:style-name="P51">192 .</text:p>
          </table:table-cell>
          <table:table-cell table:style-name="TableCell52">
            <text:p text:style-name="P53">168.</text:p>
          </table:table-cell>
          <table:table-cell table:style-name="TableCell54">
            <text:p text:style-name="P55">100.</text:p>
          </table:table-cell>
          <table:table-cell table:style-name="TableCell56">
            <text:p text:style-name="P57"><text:s/>0 <text:s text:c="2"/>1 <text:s text:c="2"/>0 <text:s text:c="2"/>0 <text:s text:c="2"/>0 <text:s text:c="2"/>0 <text:s text:c="2"/>0 <text:s text:c="2"/>0</text:p>
          </table:table-cell>
        </table:table-row>
        <table:table-row table:style-name="TableRow58">
          <table:table-cell table:style-name="TableCell59">
            <text:p text:style-name="P60">Réseau 3:</text:p>
          </table:table-cell>
          <table:table-cell table:style-name="TableCell61">
            <text:p text:style-name="P62">192 .</text:p>
          </table:table-cell>
          <table:table-cell table:style-name="TableCell63">
            <text:p text:style-name="P64">168.</text:p>
          </table:table-cell>
          <table:table-cell table:style-name="TableCell65">
            <text:p text:style-name="P66">100.</text:p>
          </table:table-cell>
          <table:table-cell table:style-name="TableCell67">
            <text:p text:style-name="P68"><text:s/>0 <text:s text:c="2"/>1 <text:s text:c="2"/>1 <text:s text:c="2"/>0 <text:s text:c="2"/>0 <text:s text:c="2"/>0 <text:s text:c="2"/>0 <text:s text:c="2"/>0</text:p>
          </table:table-cell>
        </table:table-row>
        <table:table-row table:style-name="TableRow69">
          <table:table-cell table:style-name="TableCell70">
            <text:p text:style-name="P71">Réseau 4:</text:p>
          </table:table-cell>
          <table:table-cell table:style-name="TableCell72">
            <text:p text:style-name="P73">192 .</text:p>
          </table:table-cell>
          <table:table-cell table:style-name="TableCell74">
            <text:p text:style-name="P75">168.</text:p>
          </table:table-cell>
          <table:table-cell table:style-name="TableCell76">
            <text:p text:style-name="P77">100.</text:p>
          </table:table-cell>
          <table:table-cell table:style-name="TableCell78">
            <text:p text:style-name="P79"><text:s/>1 <text:s text:c="2"/>0 <text:s text:c="2"/>0 <text:s text:c="2"/>0 <text:s text:c="2"/>0 <text:s text:c="2"/>0 <text:s text:c="2"/>0 <text:s text:c="2"/>0</text:p>
          </table:table-cell>
        </table:table-row>
      </table:table>
      <text:p text:style-name="Textbody"/>
      <text:list text:style-name="LFO7" text:continue-numbering="true">
        <text:list-item>
          <text:p text:style-name="P80">Calculez la valeur<text:s/><text:span text:style-name="T81">binaire et décimale</text:span><text:s/>du nouveau masque de sous-réseau.</text:p>
        </text:list-item>
      </text:list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SourceText">11111111.</text:span></text:p>
          </table:table-cell>
          <table:table-cell table:style-name="TableCell91">
            <text:p text:style-name="P92"><text:span text:style-name="SourceText">11111111.</text:span></text:p>
          </table:table-cell>
          <table:table-cell table:style-name="TableCell93">
            <text:p text:style-name="P94"><text:span text:style-name="SourceText">11111111.</text:span></text:p>
          </table:table-cell>
          <table:table-cell table:style-name="TableCell95">
            <text:p text:style-name="Textbody"><text:span text:style-name="SourceText"><text:s/></text:span><text:span text:style-name="SourceText">11100000</text:span></text:p>
          </table:table-cell>
        </table:table-row>
        <table:table-row table:style-name="TableRow96">
          <table:table-cell table:style-name="TableCell97">
            <text:p text:style-name="P98"><text:span text:style-name="SourceText">255.</text:span><text:span text:style-name="SourceText"><text:tab/></text:span></text:p>
          </table:table-cell>
          <table:table-cell table:style-name="TableCell99">
            <text:p text:style-name="P100"><text:span text:style-name="SourceText">255.</text:span><text:span text:style-name="SourceText"><text:tab/></text:span></text:p>
          </table:table-cell>
          <table:table-cell table:style-name="TableCell101">
            <text:p text:style-name="P102"><text:span text:style-name="SourceText">255.</text:span><text:span text:style-name="SourceText"><text:tab/></text:span></text:p>
          </table:table-cell>
          <table:table-cell table:style-name="TableCell103">
            <text:p text:style-name="Textbody"><text:span text:style-name="SourceText">224</text:span><text:span text:style-name="SourceText"><text:s/></text:span></text:p>
          </table:table-cell>
        </table:table-row>
      </table:table>
      <text:p text:style-name="Textbody"/>
      <text:soft-page-break/>
      <text:list text:style-name="LFO7" text:continue-numbering="true">
        <text:list-item>
          <text:p text:style-name="P104">Complétez la table des sous-réseaux. Répétez l'opération jusqu'à ce que toutes les adresses soient présentes.<text:span text:style-name="T105"><text:s/>NB :</text:span><text:s/>vous n'aurez pas forcément besoin de toutes les lignes.</text:p>
        </text:list-item>
      </text:list>
      <text:h text:style-name="Titre3" text:outline-level="3">Table des sous-réseaux</text:h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TableHeading"/>
            <text:p text:style-name="TableHeading">N° de sous-</text:p>
            <text:p text:style-name="TableHeading">réseau</text:p>
          </table:table-cell>
          <table:table-cell table:style-name="TableCell115">
            <text:p text:style-name="TableHeading">Adresse de</text:p>
            <text:p text:style-name="TableHeading">sous-réseau</text:p>
          </table:table-cell>
          <table:table-cell table:style-name="TableCell116">
            <text:p text:style-name="TableHeading">Première</text:p>
            <text:p text:style-name="TableHeading">adresse d'hôte<text:line-break/>utilisable</text:p>
          </table:table-cell>
          <table:table-cell table:style-name="TableCell117">
            <text:p text:style-name="TableHeading">Dernière</text:p>
            <text:p text:style-name="TableHeading">adresse d'hôte</text:p>
            <text:p text:style-name="TableHeading">utilisable</text:p>
          </table:table-cell>
          <table:table-cell table:style-name="TableCell118">
            <text:p text:style-name="TableHeading">Adresse de</text:p>
            <text:p text:style-name="TableHeading">diffusion</text:p>
          </table:table-cell>
        </table:table-row>
        <table:table-row table:style-name="TableRow119">
          <table:table-cell table:style-name="TableCell120">
            <text:p text:style-name="P121">0</text:p>
          </table:table-cell>
          <table:table-cell table:style-name="TableCell122">
            <text:p text:style-name="P123">192.168.100.1</text:p>
          </table:table-cell>
          <table:table-cell table:style-name="TableCell124">
            <text:p text:style-name="P125">192.168.100.2</text:p>
          </table:table-cell>
          <table:table-cell table:style-name="TableCell126">
            <text:p text:style-name="P127">192.168.100.30</text:p>
          </table:table-cell>
          <table:table-cell table:style-name="TableCell128">
            <text:p text:style-name="P129">192.168.100.31</text:p>
          </table:table-cell>
        </table:table-row>
        <table:table-row table:style-name="TableRow130">
          <table:table-cell table:style-name="TableCell131">
            <text:p text:style-name="P132">1</text:p>
          </table:table-cell>
          <table:table-cell table:style-name="TableCell133">
            <text:p text:style-name="P134">192.168.100.32</text:p>
          </table:table-cell>
          <table:table-cell table:style-name="TableCell135">
            <text:p text:style-name="P136">192.168.100.33</text:p>
          </table:table-cell>
          <table:table-cell table:style-name="TableCell137">
            <text:p text:style-name="P138">192.168.100.62</text:p>
          </table:table-cell>
          <table:table-cell table:style-name="TableCell139">
            <text:p text:style-name="P140">192.168.100.63</text:p>
          </table:table-cell>
        </table:table-row>
        <table:table-row table:style-name="TableRow141">
          <table:table-cell table:style-name="TableCell142">
            <text:p text:style-name="P143">2</text:p>
          </table:table-cell>
          <table:table-cell table:style-name="TableCell144">
            <text:p text:style-name="P145">192.168.100.64</text:p>
          </table:table-cell>
          <table:table-cell table:style-name="TableCell146">
            <text:p text:style-name="P147">192.168.100.65</text:p>
          </table:table-cell>
          <table:table-cell table:style-name="TableCell148">
            <text:p text:style-name="P149">192.168.100.94</text:p>
          </table:table-cell>
          <table:table-cell table:style-name="TableCell150">
            <text:p text:style-name="P151">192.168.100.95</text:p>
          </table:table-cell>
        </table:table-row>
        <table:table-row table:style-name="TableRow152">
          <table:table-cell table:style-name="TableCell153">
            <text:p text:style-name="P154">3</text:p>
          </table:table-cell>
          <table:table-cell table:style-name="TableCell155">
            <text:p text:style-name="P156">192.168.100.96</text:p>
          </table:table-cell>
          <table:table-cell table:style-name="TableCell157">
            <text:p text:style-name="P158">192.168.100.97</text:p>
          </table:table-cell>
          <table:table-cell table:style-name="TableCell159">
            <text:p text:style-name="P160">192.168.100.126</text:p>
          </table:table-cell>
          <table:table-cell table:style-name="TableCell161">
            <text:p text:style-name="P162">192.168.100.127</text:p>
          </table:table-cell>
        </table:table-row>
        <table:table-row table:style-name="TableRow163">
          <table:table-cell table:style-name="TableCell164">
            <text:p text:style-name="P165">4</text:p>
          </table:table-cell>
          <table:table-cell table:style-name="TableCell166">
            <text:p text:style-name="P167">192.168.100.128</text:p>
          </table:table-cell>
          <table:table-cell table:style-name="TableCell168">
            <text:p text:style-name="P169">192.168.100.129</text:p>
          </table:table-cell>
          <table:table-cell table:style-name="TableCell170">
            <text:p text:style-name="P171">192.168.100.158</text:p>
          </table:table-cell>
          <table:table-cell table:style-name="TableCell172">
            <text:p text:style-name="P173">192.168.100.159</text:p>
          </table:table-cell>
        </table:table-row>
        <table:table-row table:style-name="TableRow174">
          <table:table-cell table:style-name="TableCell175">
            <text:p text:style-name="P176">5</text:p>
          </table:table-cell>
          <table:table-cell table:style-name="TableCell177">
            <text:p text:style-name="P178">192.168.100.160</text:p>
          </table:table-cell>
          <table:table-cell table:style-name="TableCell179">
            <text:p text:style-name="P180">192.168.100.161</text:p>
          </table:table-cell>
          <table:table-cell table:style-name="TableCell181">
            <text:p text:style-name="P182">192.168.100.190</text:p>
          </table:table-cell>
          <table:table-cell table:style-name="TableCell183">
            <text:p text:style-name="P184">192.168.100.191</text:p>
          </table:table-cell>
        </table:table-row>
        <table:table-row table:style-name="TableRow185">
          <table:table-cell table:style-name="TableCell186">
            <text:p text:style-name="P187">6</text:p>
          </table:table-cell>
          <table:table-cell table:style-name="TableCell188">
            <text:p text:style-name="P189">192.168.100.192</text:p>
          </table:table-cell>
          <table:table-cell table:style-name="TableCell190">
            <text:p text:style-name="P191">192.168.100.193</text:p>
          </table:table-cell>
          <table:table-cell table:style-name="TableCell192">
            <text:p text:style-name="P193">192.168.100.222</text:p>
          </table:table-cell>
          <table:table-cell table:style-name="TableCell194">
            <text:p text:style-name="P195">192.168.100.223</text:p>
          </table:table-cell>
        </table:table-row>
        <table:table-row table:style-name="TableRow196">
          <table:table-cell table:style-name="TableCell197">
            <text:p text:style-name="P198">7</text:p>
          </table:table-cell>
          <table:table-cell table:style-name="TableCell199">
            <text:p text:style-name="P200">192.168.100.224</text:p>
          </table:table-cell>
          <table:table-cell table:style-name="TableCell201">
            <text:p text:style-name="P202">192.168.100.225</text:p>
          </table:table-cell>
          <table:table-cell table:style-name="TableCell203">
            <text:p text:style-name="P204">192.168.100.253</text:p>
          </table:table-cell>
          <table:table-cell table:style-name="TableCell205">
            <text:p text:style-name="P206">192.168.100.254</text:p>
          </table:table-cell>
        </table:table-row>
        <table:table-row table:style-name="TableRow207">
          <table:table-cell table:style-name="TableCell208">
            <text:p text:style-name="P209">8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9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10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</table:table>
      <text:h text:style-name="Titre2" text:outline-level="2">Attribuer les sous-réseaux aux interfaces<text:s/>dans le schéma du circuit</text:h>
      <text:list text:style-name="LFO8" text:continue-numbering="true">
        <text:list-item>
          <text:p text:style-name="P240">Recopier ici<text:s/>l'adresse du<text:s/><text:span text:style-name="T241">sous-réseau 0</text:span><text:s/>connecté à l'interface<text:s/><text:span text:style-name="T242">GigabitEthernet 0/0</text:span><text:s/>de<text:s/><text:span text:style-name="T243">R1</text:span><text:s/>:</text:p>
        </text:list-item>
      </text:list>
      <text:p text:style-name="P244">192.168.100.1</text:p>
      <text:list text:style-name="LFO8" text:continue-numbering="true">
        <text:list-item>
          <text:p text:style-name="P245">Recopier ici<text:s/>l'adresse du<text:s/><text:span text:style-name="T246">sous-réseau 1</text:span><text:s/>connecté à l'interface<text:s/><text:span text:style-name="T247">GigabitEthernet 0/1</text:span><text:s/>de<text:s/><text:span text:style-name="T248">R1</text:span><text:s/>:</text:p>
        </text:list-item>
      </text:list>
      <text:p text:style-name="P249">192.168.100.32</text:p>
      <text:list text:style-name="LFO8" text:continue-numbering="true">
        <text:list-item>
          <text:p text:style-name="P250">Recopier ici<text:s/>l'adresse du<text:s/><text:span text:style-name="T251">sous-réseau 2</text:span><text:s/>connecté à l'interface<text:s/><text:span text:style-name="T252">GigabitEthernet 0/0<text:s/></text:span>de<text:s/><text:span text:style-name="T253">R2</text:span><text:s/>:</text:p>
        </text:list-item>
      </text:list>
      <text:p text:style-name="P254">192.168.100.64</text:p>
      <text:list text:style-name="LFO8" text:continue-numbering="true">
        <text:list-item>
          <text:p text:style-name="P255">Recopier ici<text:s/>l'adresse du<text:s/><text:span text:style-name="T256">sous-réseau 3</text:span><text:s/>connecté à l'interface<text:s/><text:span text:style-name="T257">GigabitEthernet 0/1<text:s/></text:span>de<text:s/><text:span text:style-name="T258">R2</text:span><text:s/>:</text:p>
        </text:list-item>
      </text:list>
      <text:p text:style-name="P259">192.168.100.128</text:p>
      <text:list text:style-name="LFO8" text:continue-numbering="true">
        <text:list-item>
          <text:p text:style-name="P260">Recopier ici<text:s/>l'adresse du<text:s/><text:span text:style-name="T261">sous-réseau 4</text:span><text:s/>pour la liaison<text:s/><text:span text:style-name="T262">WAN entre R1 et R2</text:span><text:s/>:</text:p>
        </text:list-item>
      </text:list>
      <text:h text:style-name="Titre2" text:outline-level="2"><text:span text:style-name="T263">Compléter<text:s/></text:span>la<text:s/>table d'adressage<text:s/>en suivant les instructions ci-dessous :</text:h>
      <text:list text:style-name="LFO9" text:continue-numbering="true">
        <text:list-item>
          <text:p text:style-name="P264">Attribuer les premières adresses IP utilisables à R1 pour les deux liaisons locales (Ethernet) et la liaison WAN (série).</text:p>
        </text:list-item>
        <text:list-item>
          <text:p text:style-name="P265">Attribuer les premières adresses IP utilisables à R2 pour les liaisons locales. Attribuer la dernière adresse IP utilisable à la liaison WAN.</text:p>
        </text:list-item>
        <text:list-item>
          <text:p text:style-name="P266">Attribuer la deuxième adresse IP utilisable aux commutateurs.</text:p>
        </text:list-item>
        <text:list-item>
          <text:p text:style-name="P267">Attribuer la dernière adresse IP utilisable aux hôtes.</text:p>
        </text:list-item>
      </text:list>
      <text:soft-page-break/>
      <text:h text:style-name="Titre3" text:outline-level="3">Table d'adressage</text:h>
      <text:p text:style-name="P268"><text:span text:style-name="T269"><draw:custom-shape svg:x="6.47795in" svg:y="0.10433in" svg:width="0.01389in" svg:height="0.01319in" draw:z-index="251658240" draw:id="id0" draw:style-name="a0" draw:name="Forme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Appareil</text:p>
          </table:table-cell>
          <table:table-cell table:style-name="TableCell280">
            <text:p text:style-name="P281">Interface</text:p>
          </table:table-cell>
          <table:table-cell table:style-name="TableCell282">
            <text:p text:style-name="P283">Adresse IP</text:p>
          </table:table-cell>
          <table:table-cell table:style-name="TableCell284">
            <text:p text:style-name="P285">Masque de</text:p>
            <text:p text:style-name="P286">sous-réseau</text:p>
          </table:table-cell>
          <table:table-cell table:style-name="TableCell287">
            <text:p text:style-name="P288">Passerelle par</text:p>
            <text:p text:style-name="P289">défaut</text:p>
          </table:table-cell>
        </table:table-row>
        <table:table-row table:style-name="TableRow290">
          <table:table-cell table:style-name="TableCell291" table:number-rows-spanned="3">
            <text:p text:style-name="P292">R1</text:p>
          </table:table-cell>
          <table:table-cell table:style-name="TableCell293">
            <text:p text:style-name="P294">G0/0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covered-table-cell>
            <text:p text:style-name="Normal"/>
          </table:covered-table-cell>
          <table:table-cell table:style-name="TableCell302">
            <text:p text:style-name="P303">G0/1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covered-table-cell>
            <text:p text:style-name="Normal"/>
          </table:covered-table-cell>
          <table:table-cell table:style-name="TableCell311">
            <text:p text:style-name="P312">S0/0/0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 table:number-rows-spanned="3">
            <text:p text:style-name="P321">R2</text:p>
          </table:table-cell>
          <table:table-cell table:style-name="TableCell322">
            <text:p text:style-name="P323">G0/0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covered-table-cell>
            <text:p text:style-name="Normal"/>
          </table:covered-table-cell>
          <table:table-cell table:style-name="TableCell331">
            <text:p text:style-name="P332">G0/1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covered-table-cell>
            <text:p text:style-name="Normal"/>
          </table:covered-table-cell>
          <table:table-cell table:style-name="TableCell340">
            <text:p text:style-name="P341">S0/0/0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S1</text:p>
          </table:table-cell>
          <table:table-cell table:style-name="TableCell351">
            <text:p text:style-name="P352">VLAN 1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S2</text:p>
          </table:table-cell>
          <table:table-cell table:style-name="TableCell362">
            <text:p text:style-name="P363">VLAN 1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S3</text:p>
          </table:table-cell>
          <table:table-cell table:style-name="TableCell373">
            <text:p text:style-name="P374">VLAN 1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S4</text:p>
          </table:table-cell>
          <table:table-cell table:style-name="TableCell384">
            <text:p text:style-name="P385">VLAN 1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PC0</text:p>
          </table:table-cell>
          <table:table-cell table:style-name="TableCell395">
            <text:p text:style-name="P396">Carte réseau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PC1</text:p>
          </table:table-cell>
          <table:table-cell table:style-name="TableCell406">
            <text:p text:style-name="P407">Carte réseau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PC2</text:p>
          </table:table-cell>
          <table:table-cell table:style-name="TableCell417">
            <text:p text:style-name="P418">Carte réseau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PC3</text:p>
          </table:table-cell>
          <table:table-cell table:style-name="TableCell428">
            <text:p text:style-name="P429">Carte réseau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</table:table>
      <text:p text:style-name="P436"/>
      <text:soft-page-break/>
      <text:h text:style-name="P437" text:outline-level="1">Partie II : Simulation du système d’adressage</text:h>
      <text:p text:style-name="P438"/>
      <text:p text:style-name="Textbody">Reproduire les commandes saisies dans Packet<text:s/>Tracer :</text:p>
      <text:h text:style-name="P439" text:outline-level="2" text:restart-numbering="true" text:start-value="1">Configurer l'adressage IP sur les interfaces locales (GigabitEthernet) de R1</text:h>
      <text:p text:style-name="Textbody"><text:bookmark-start text:name="__DdeLink__7100_3752691057"/></text:p>
      <text:p text:style-name="Textbody">Commandes :</text:p>
      <text:p text:style-name="Textbody"/>
      <text:p text:style-name="Textbody"><text:bookmark-end text:name="__DdeLink__7100_3752691057"/></text:p>
      <text:h text:style-name="Titre2" text:outline-level="2">Configurer l'adressage IP sur S2, y compris la passerelle par défaut.</text:h>
      <text:p text:style-name="Textbody"><text:bookmark-start text:name="__DdeLink__7109_3752691057"/></text:p>
      <text:p text:style-name="Textbody">Commandes :</text:p>
      <text:p text:style-name="Textbody"><text:bookmark-end text:name="__DdeLink__7109_3752691057"/></text:p>
      <text:h text:style-name="Titre2" text:outline-level="2">Configurer l'adressage IP sur PC3, y compris la passerelle par défaut.</text:h>
      <text:p text:style-name="Textbody"/>
      <text:p text:style-name="Textbody">(capture d’écran de la fenêtre de configuration)</text:p>
      <text:p text:style-name="Textbody"/>
      <text:h text:style-name="Titre2" text:outline-level="2">Vérifier la connectivité</text:h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FreeSans" svg:font-family="FreeSans" style:font-family-generic="swiss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Noto Sans Mono CJK JP Regular" svg:font-family="Noto Sans Mono CJK JP Regular" style:font-family-generic="modern" style:font-pitch="fixed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margin-left="-0.3152in">
        <style:tab-stops/>
      </style:paragraph-properties>
      <style:text-properties fo:font-weight="bold" style:font-weight-asian="bold" style:font-weight-complex="bold" fo:text-shadow="0.0138in 0.0138in 0in #000000" fo:color="#FF420E" fo:hyphenate="false"/>
    </style:style>
    <style:style style:name="Titre2" style:display-name="Titre 2" style:family="paragraph" style:parent-style-name="Heading" style:next-style-name="Textbody" style:default-outline-level="2">
      <style:text-properties style:font-name="Liberation Sans" style:font-name-asian="Liberation Sans" style:font-name-complex="Liberation Sans"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1" text:start-value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Liberation Sans" style:font-name-asian="Liberation Sans" style:font-name-complex="Liberation Sans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border="0.0625in double #000000" style:border-line-width="0.0208in 0.0208in 0.0208in" fo:padding="0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Questioncorps" style:display-name="Question corps" style:family="paragraph" style:parent-style-name="Standard" style:next-style-name="Standard">
      <style:paragraph-properties fo:margin-bottom="0.1965in" fo:margin-left="0.3937in" fo:margin-right="0.3937in">
        <style:tab-stops/>
      </style:paragraph-properties>
      <style:text-properties style:font-name="Georgia" style:font-name-asian="Georgia" style:font-name-complex="Georgia" fo:font-style="italic" style:font-style-asian="italic" fo:hyphenate="false"/>
    </style:style>
    <style:style style:name="Question" style:display-name="Question" style:family="paragraph" style:parent-style-name="Textbodyindent" style:next-style-name="Textbody">
      <style:paragraph-properties fo:margin-top="0.118in" fo:margin-bottom="0.1965in" fo:margin-left="0in">
        <style:tab-stops/>
      </style:paragraph-properties>
      <style:text-properties style:font-name="FreeSans" style:font-name-asian="FreeSans" style:font-name-complex="FreeSans" fo:font-weight="bold" style:font-weight-asian="bold" fo:color="#004586" fo:font-size="13pt" style:font-size-asian="13pt" fo:hyphenate="false"/>
    </style:style>
    <style:style style:name="PreformattedText" style:display-name="Preformatted Text" style:family="paragraph" style:parent-style-name="Standard">
      <style:paragraph-properties fo:border="0.0069in solid #000000" fo:padding="0.0138in" style:shadow="none" fo:margin-left="0.3937in" fo:margin-right="0.3937in">
        <style:tab-stops/>
      </style:paragraph-properties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ext" style:display-name="Text" style:family="paragraph" style:parent-style-name="Légende"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oto Sans Mono CJK JP Regular" style:font-name-complex="Liberation Mono" fo:font-weight="bold" style:font-weight-asian="bold"/>
    </style:style>
    <style:style style:name="WW8Num3z0" style:display-name="WW8Num3z0" style:family="text">
      <style:text-properties style:font-name="Arial" style:font-name-asian="Arial" style:font-name-complex="Arial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Character_20_style" style:display-name="Character_20_style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2" style:display-name="WW8Num2">
      <text:list-level-style-number text:level="1" style:num-suffix="." style:num-format="a" style:num-letter-sync="true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4LVL1" style:family="text">
      <style:text-properties style:font-name="Arial" style:font-name-asian="Arial" style:font-name-complex="Arial"/>
    </style:style>
    <text:list-style style:name="WW8Num3" style:display-name="WW8Num3">
      <text:list-level-style-number text:level="1" text:style-name="WW_CharLFO4LVL1" style:num-suffix="." style:num-format="a" style:num-letter-sync="true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5" style:display-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4" style:display-name="WW8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Paragraphedeliste" style:display-name="Paragraphe de liste" style:family="paragraph" style:parent-style-name="Titre2" style:list-style-name="Outline" style:default-outline-level="2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)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083in" fo:margin-left="0.7875in" fo:margin-bottom="0.708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576in"/>
      </style:header-style>
      <style:footer-style>
        <style:header-footer-properties style:dynamic-spacing="true" fo:min-height="0.1576in"/>
      </style:footer-style>
    </style:page-layout>
    <style:style style:name="P2" style:parent-style-name="En-tête" style:family="paragraph">
      <style:paragraph-properties>
        <style:tab-stops>
          <style:tab-stop style:type="center" style:position="3.3465in"/>
          <style:tab-stop style:type="right" style:position="7.0055in"/>
        </style:tab-stops>
      </style:paragraph-properties>
    </style:style>
    <style:style style:name="T3" style:parent-style-name="Policepardéfaut" style:family="text">
      <style:text-properties fo:font-size="8pt" style:font-size-asian="8pt" style:font-size-complex="8pt"/>
    </style:style>
    <style:style style:name="T4" style:parent-style-name="Policepardéfaut" style:family="text">
      <style:text-properties fo:font-variant="small-caps" fo:font-size="8pt" style:font-size-asian="8pt" style:font-size-complex="8pt"/>
    </style:style>
    <style:style style:name="T5" style:parent-style-name="Policepardéfaut" style:family="text">
      <style:text-properties fo:font-size="9pt" style:font-size-asian="9pt" style:font-size-complex="9pt"/>
    </style:style>
    <style:style style:name="T6" style:parent-style-name="Policepardéfaut" style:family="text">
      <style:text-properties fo:font-size="9pt" style:font-size-asian="9pt" style:font-size-complex="9pt"/>
    </style:style>
    <style:style style:name="T7" style:parent-style-name="Policepardéfaut" style:family="text">
      <style:text-properties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R 2.04 : Systèmes et Réseaux Bas Niveau<text:tab/><text:tab/>2022-23</text:p>
      </style:header>
      <style:footer>
        <text:p text:style-name="Pieddepage"><text:span text:style-name="T3">IUT REIMS - CHALONS - CHARLEVILLE</text:span><text:tab/><text:span text:style-name="T4">G. ARGANINI</text:span><text:tab/><text:span text:style-name="T5"><text:page-number text:fixed="false">4</text:page-number></text:span><text:span text:style-name="T6">/</text:span><text:span text:style-name="T7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XEL COUDROT</meta:initial-creator>
    <dc:creator>AXEL COUDROT</dc:creator>
    <meta:creation-date>2023-02-14T10:14:00Z</meta:creation-date>
    <dc:date>2023-02-14T10:55:00Z</dc:date>
    <meta:template xlink:href="Normal" xlink:type="simple"/>
    <meta:editing-cycles>3</meta:editing-cycles>
    <meta:editing-duration>PT246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60" meta:character-count="3638" meta:row-count="25" meta:non-whitespace-character-count="3085"/>
  </office:meta>
</office:document-meta>
</file>